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92.44pt"/>
    </style:style>
    <style:style style:name="co65" style:family="table-column">
      <style:table-column-properties fo:break-before="auto" style:column-width="134.31pt"/>
    </style:style>
    <style:style style:name="co66" style:family="table-column">
      <style:table-column-properties fo:break-before="auto" style:column-width="138.64pt"/>
    </style:style>
    <style:style style:name="co67" style:family="table-column">
      <style:table-column-properties fo:break-before="auto" style:column-width="344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4.95pt" fo:break-before="auto" style:use-optimal-row-height="true"/>
    </style:style>
    <style:style style:name="ro7" style:family="table-row">
      <style:table-row-properties style:row-height="23.7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7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ce24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number-columns-repeated="2" table:default-cell-style-name="Default"/>
        <table:table-column table:style-name="co62" table:default-cell-style-name="Default"/>
        <table:table-column table:style-name="co64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  <table:table-cell table:style-name="ce6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6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6" office:value-type="string" calcext:value-type="string">
            <text:p>Nearest</text:p>
            <text:p>Hospital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6"/>
          <table:table-cell table:formula="of:=AVERAGE([.W3:.W7])" office:value-type="float" office:value="40.45" calcext:value-type="float">
            <text:p>40.45</text:p>
          </table:table-cell>
          <table:table-cell table:number-columns-repeated="10"/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.D3];[.F3];[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.D4];[.F4];[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.D5];[.F5];[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.D6];[.F6];[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</table:table-row>
        <table:table-row table:style-name="ro6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.D7];[.F7];[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60" calcext:value-type="currency">
            <text:p>$1,660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7"/>
          <table:table-cell table:style-name="ce24" table:number-columns-repeated="3"/>
          <table:table-cell table:number-columns-repeated="2"/>
          <table:table-cell table:style-name="ce24"/>
          <table:table-cell table:style-name="Default"/>
          <table:table-cell table:number-columns-repeated="15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6"/>
          <table:table-cell table:style-name="ce42" table:formula="of:=AVERAGE([.W10:.W14])" office:value-type="float" office:value="49.5" calcext:value-type="float">
            <text:p>49.50</text:p>
          </table:table-cell>
          <table:table-cell table:number-columns-repeated="10"/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.D10];[.F10];[.H10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25" calcext:value-type="currency">
            <text:p>$1,22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.U10:.V10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.X10:.AA10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7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.D11];[.F11];[.H11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65" calcext:value-type="currency">
            <text:p>$1,265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.U11:.V11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1:.AA11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3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.D12];[.F12];[.H12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81" calcext:value-type="currency">
            <text:p>$1,281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9" table:formula="of:=AVERAGE([.U12:.V12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.X12:.AA12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.D13];[.F13];[.H13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.U13:.V13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.X13:.AA13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.D14];[.F14];[.H14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423" calcext:value-type="currency">
            <text:p>$1,423</text:p>
          </table:table-cell>
          <table:table-cell table:style-name="ce25" office:value-type="float" office:value="1035" calcext:value-type="float">
            <text:p>1,035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.U14:.V14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.X14:.AA14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6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.D15];[.F15];[.H15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518" calcext:value-type="currency">
            <text:p>$1,518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6"/>
          <table:table-cell table:style-name="ce42" table:formula="of:=AVERAGE([.W18:.W21])" office:value-type="float" office:value="58.125" calcext:value-type="float">
            <text:p>58.13</text:p>
          </table:table-cell>
          <table:table-cell table:number-columns-repeated="10"/>
        </table:table-row>
        <table:table-row table:style-name="ro5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.D18];[.F18];[.H18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18:.V18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18:.AA18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.D19];[.F19];[.H19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06" calcext:value-type="currency">
            <text:p>$1,106</text:p>
          </table:table-cell>
          <table:table-cell table:style-name="ce24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19:.V19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19:.AA19])" office:value-type="float" office:value="55" calcext:value-type="float">
            <text:p>55</text:p>
          </table:table-cell>
          <table:table-cell table:style-name="ce57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.D20];[.F20];[.H20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0:.V20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1:.V21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1:.AA21])" office:value-type="float" office:value="57.5" calcext:value-type="float">
            <text:p>57.5</text:p>
          </table:table-cell>
          <table:table-cell table:style-name="ce57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formula="of:=AVERAGE([.W24:.W26])" office:value-type="float" office:value="56.25" calcext:value-type="float">
            <text:p>56.25</text:p>
          </table:table-cell>
          <table:table-cell table:number-columns-repeated="10"/>
        </table:table-row>
        <table:table-row table:style-name="ro2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.D24];[.F24];[.H24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4:.V24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4:.AA24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</table:table-row>
        <table:table-row table:style-name="ro3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.D25];[.F25];[.H25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18" calcext:value-type="currency">
            <text:p>$1,018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5:.V25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5:.AA25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</table:table-row>
        <table:table-row table:style-name="ro6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.D26];[.F26];[.H26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26:.V26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6:.AA26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7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6"/>
          <table:table-cell table:formula="of:=AVERAGE([.W29:.W31])" office:value-type="float" office:value="82.5" calcext:value-type="float">
            <text:p>82.5</text:p>
          </table:table-cell>
          <table:table-cell table:number-columns-repeated="10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.D29];[.F29];[.H29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0" calcext:value-type="currency">
            <text:p>$1,18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29:.V29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29:.AA29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</table:table-row>
        <table:table-row table:style-name="ro5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.D30];[.F30];[.H30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0:.V30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0:.AA30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.D31];[.F31];[.H31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1:.V31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1:.AA31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7"/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.D37];[.F37];[.H37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89" calcext:value-type="currency">
            <text:p>$1,289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.U37:.V37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37:.AA37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</table:table-row>
      </table:table>
      <table:table table:name="Sheet5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Car Rental Quotes" table:style-name="ta1">
        <table:table-column table:style-name="co67" table:default-cell-style-name="Default"/>
        <table:table-column table:style-name="co41" table:default-cell-style-name="ce5"/>
        <table:table-row table:style-name="ro10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Quote</text:p>
            <text:p>Jul 3<text:span text:style-name="T1">rd</text:span> to July 17<text:span text:style-name="T1">th</text:span></text:p>
          </table:table-cell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number-style style:name="N138">
      <number:number number:decimal-places="7" loext:min-decimal-places="7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0">
      <number:number number:decimal-places="5" loext:min-decimal-places="5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7T19:07:38.107036621</dc:date>
    <meta:editing-duration>P16DT18H46M17S</meta:editing-duration>
    <meta:editing-cycles>310</meta:editing-cycles>
    <meta:generator>LibreOffice/5.1.6.2$Linux_X86_64 LibreOffice_project/10m0$Build-2</meta:generator>
    <meta:document-statistic meta:table-count="6" meta:cell-count="4717" meta:object-count="0"/>
  </office:meta>
</office:document-meta>
</file>